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ccff00" style:text-align-source="fix" style:repeat-content="false" fo:border="0.06pt solid #000000"/>
      <style:paragraph-properties fo:text-align="start" fo:margin-left="0cm"/>
      <style:text-properties style:font-weight-asian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Heading">
      <style:table-cell-properties fo:background-color="#ccff00" style:text-align-source="fix" style:repeat-content="false" fo:border="0.06pt solid #000000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4cm" svg:height="8.99cm" svg:x="12.05cm" svg:y="0.133cm">
            <draw:object draw:notify-on-update-of-ranges="Sheet1.A1:Sheet1.B1 Sheet1.A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GPA</text:p>
          </table:table-cell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Ji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ary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Heading" office:value-type="string" calcext:value-type="string">
            <text:p>Total</text:p>
          </table:table-cell>
          <table:table-cell table:style-name="Default"/>
          <table:table-cell table:style-name="Default" table:formula="of:=SUM([.C2:.C5] )" office:value-type="float" office:value="56" calcext:value-type="float">
            <text:p>56</text:p>
          </table:table-cell>
          <table:table-cell table:style-name="Default" table:formula="of:=SUM([.D2:.D5] )" office:value-type="float" office:value="14.2" calcext:value-type="float">
            <text:p>14.2</text:p>
          </table:table-cell>
        </table:table-row>
        <table:table-row table:style-name="ro1">
          <table:table-cell table:style-name="Heading" office:value-type="string" calcext:value-type="string">
            <text:p>Average</text:p>
          </table:table-cell>
          <table:table-cell table:style-name="Default"/>
          <table:table-cell table:style-name="Default" table:formula="of:=AVERAGE([.C2:.C5])" office:value-type="float" office:value="14" calcext:value-type="float">
            <text:p>14</text:p>
          </table:table-cell>
          <table:table-cell table:style-name="Default" table:formula="of:=AVERAGE([.D2:.D5])" office:value-type="float" office:value="3.55" calcext:value-type="float">
            <text:p>3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40:51.016602845</meta:creation-date>
    <dc:date>2015-03-24T14:35:19.171095634</dc:date>
    <meta:editing-duration>PT25M29S</meta:editing-duration>
    <meta:editing-cycles>1</meta:editing-cycles>
    <meta:document-statistic meta:table-count="1" meta:cell-count="26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1cm" xlink:href=".." xlink:type="simple" chart:class="chart:bar" chart:style-name="ch1">
        <chart:title svg:x="5.964cm" svg:y="0.315cm" chart:style-name="ch2">
          <text:p>Students in Class A</text:p>
        </chart:title>
        <chart:subtitle svg:x="6.758cm" svg:y="1.299cm" chart:style-name="ch3">
          <text:p>Age and GPA</text:p>
        </chart:subtitle>
        <chart:legend chart:legend-position="end" svg:x="14.516cm" svg:y="3.947cm" style:legend-expansion="high" chart:style-name="ch4"/>
        <chart:plot-area chart:style-name="ch5" table:cell-range-address="Sheet1.A1:Sheet1.D5" chart:data-source-has-labels="both" svg:x="0.319cm" svg:y="2.187cm" svg:width="13.878cm" svg:height="6.625cm">
          <chartooo:coordinate-region svg:x="3.151cm" svg:y="2.187cm" svg:width="10.859cm" svg:height="5.978cm"/>
          <chart:axis chart:dimension="x" chart:name="primary-x" chart:style-name="ch6" chartooo:axis-type="auto">
            <chartooo:date-scale/>
            <chart:categories table:cell-range-address="Sheet1.A2:Sheet1.B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5" chart:label-cell-address="Sheet1.C1:Sheet1.C1" chart:class="chart:bar">
            <chart:data-point chart:repeated="4"/>
          </chart:series>
          <chart:series chart:style-name="ch10" chart:values-cell-range-address="Sheet1.D2:Sheet1.D5" chart:label-cell-address="Sheet1.D1:Sheet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</text:p>
                <draw:g>
                  <svg:desc>Sheet1.C1:Sheet1.C1</svg:desc>
                </draw:g>
              </table:table-cell>
              <table:table-cell office:value-type="string">
                <text:p>GP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b Male</text:p>
                <text:list>
                  <text:list-item>
                    <text:p>Bob</text:p>
                  </text:list-item>
                  <text:list-item>
                    <text:p>Male</text:p>
                  </text:list-item>
                </text:list>
                <draw:g>
                  <svg:desc>Sheet1.A2:Sheet1.B5</svg:desc>
                </draw:g>
              </table:table-cell>
              <table:table-cell office:value-type="float" office:value="15">
                <text:p>15</text:p>
                <draw:g>
                  <svg:desc>Sheet1.C2:Sheet1.C5</svg:desc>
                </draw:g>
              </table:table-cell>
              <table:table-cell office:value-type="float" office:value="3.4">
                <text:p>3.4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Jim Male</text:p>
                <text:list>
                  <text:list-item>
                    <text:p>Jim</text:p>
                  </text:list-item>
                  <text:list-item>
                    <text:p>Male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Mary Female</text:p>
                <text:list>
                  <text:list-item>
                    <text:p>Mary</text:p>
                  </text:list-item>
                  <text:list-item>
                    <text:p>Fema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Jessica Female</text:p>
                <text:list>
                  <text:list-item>
                    <text:p>Jessica</text:p>
                  </text:list-item>
                  <text:list-item>
                    <text:p>Female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